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font-variant="small-caps" officeooo:rsid="000f0ce1" officeooo:paragraph-rsid="001eb063" style:font-size-asian="10.5pt"/>
    </style:style>
    <style:style style:name="P2" style:family="paragraph" style:parent-style-name="Standard">
      <style:paragraph-properties fo:text-align="end" style:justify-single-word="false"/>
      <style:text-properties officeooo:rsid="001eb063" officeooo:paragraph-rsid="001eb063"/>
    </style:style>
    <style:style style:name="P3" style:family="paragraph" style:parent-style-name="Standard">
      <style:paragraph-properties fo:text-align="start" style:justify-single-word="false"/>
      <style:text-properties officeooo:rsid="001eb063" officeooo:paragraph-rsid="001eb063"/>
    </style:style>
    <style:style style:name="P4" style:family="paragraph" style:parent-style-name="Standard">
      <style:paragraph-properties fo:text-align="start" style:justify-single-word="false"/>
      <style:text-properties officeooo:rsid="001f2d3f" officeooo:paragraph-rsid="001f2d3f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1eb063" officeooo:paragraph-rsid="001eb063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1f22d1" officeooo:paragraph-rsid="001f22d1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1f22d1" officeooo:paragraph-rsid="002fb993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1f2d3f" officeooo:paragraph-rsid="001f2d3f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1f5afc" officeooo:paragraph-rsid="001f5afc"/>
    </style:style>
    <style:style style:name="P10" style:family="paragraph" style:parent-style-name="Standard">
      <style:paragraph-properties fo:text-align="start" style:justify-single-word="false"/>
      <style:text-properties style:text-position="0% 100%" officeooo:rsid="00204669" officeooo:paragraph-rsid="00204669"/>
    </style:style>
    <style:style style:name="P11" style:family="paragraph" style:parent-style-name="Standard">
      <style:paragraph-properties fo:text-align="start" style:justify-single-word="false"/>
      <style:text-properties style:text-position="0% 100%" officeooo:rsid="0021b05c" officeooo:paragraph-rsid="0021b05c"/>
    </style:style>
    <style:style style:name="P12" style:family="paragraph" style:parent-style-name="Standard">
      <style:paragraph-properties fo:text-align="end" style:justify-single-word="false"/>
      <style:text-properties style:text-position="0% 100%" officeooo:rsid="0021b05c" officeooo:paragraph-rsid="0021b05c"/>
    </style:style>
    <style:style style:name="P13" style:family="paragraph" style:parent-style-name="Standard">
      <style:paragraph-properties fo:text-align="start" style:justify-single-word="false"/>
      <style:text-properties style:text-position="0% 100%" officeooo:rsid="002210ba" officeooo:paragraph-rsid="0022d704"/>
    </style:style>
    <style:style style:name="P14" style:family="paragraph" style:parent-style-name="Standard">
      <style:paragraph-properties fo:text-align="start" style:justify-single-word="false"/>
      <style:text-properties style:text-position="0% 100%" officeooo:rsid="0022d704" officeooo:paragraph-rsid="0022d704"/>
    </style:style>
    <style:style style:name="P15" style:family="paragraph" style:parent-style-name="Standard">
      <style:paragraph-properties fo:text-align="start" style:justify-single-word="false"/>
      <style:text-properties style:text-position="0% 100%" officeooo:rsid="002469a6" officeooo:paragraph-rsid="002469a6"/>
    </style:style>
    <style:style style:name="P16" style:family="paragraph" style:parent-style-name="Standard">
      <style:paragraph-properties fo:text-align="start" style:justify-single-word="false" fo:break-before="page"/>
      <style:text-properties officeooo:rsid="001eb063" officeooo:paragraph-rsid="001f22d1"/>
    </style:style>
    <style:style style:name="P17" style:family="paragraph" style:parent-style-name="Standard">
      <style:paragraph-properties fo:text-align="end" style:justify-single-word="false" fo:break-before="page"/>
      <style:text-properties style:text-position="0% 100%" officeooo:rsid="001f22d1" officeooo:paragraph-rsid="001f22d1"/>
    </style:style>
    <style:style style:name="P18" style:family="paragraph" style:parent-style-name="Standard">
      <style:paragraph-properties fo:text-align="start" style:justify-single-word="false" fo:break-before="page"/>
      <style:text-properties style:text-position="0% 100%" officeooo:rsid="001f22d1" officeooo:paragraph-rsid="001f22d1"/>
    </style:style>
    <style:style style:name="P19" style:family="paragraph" style:parent-style-name="Standard">
      <style:paragraph-properties fo:text-align="end" style:justify-single-word="false" fo:break-before="page"/>
      <style:text-properties style:text-position="0% 100%" officeooo:rsid="001f2d3f" officeooo:paragraph-rsid="001f2d3f"/>
    </style:style>
    <style:style style:name="P20" style:family="paragraph" style:parent-style-name="Standard">
      <style:paragraph-properties fo:text-align="start" style:justify-single-word="false" fo:break-before="page"/>
      <style:text-properties style:text-position="0% 100%" officeooo:rsid="001f5afc" officeooo:paragraph-rsid="001f5afc"/>
    </style:style>
    <style:style style:name="P21" style:family="paragraph" style:parent-style-name="Standard">
      <style:paragraph-properties fo:text-align="end" style:justify-single-word="false" fo:break-before="page"/>
      <style:text-properties style:text-position="0% 100%" officeooo:rsid="0021b05c" officeooo:paragraph-rsid="0021b05c"/>
    </style:style>
    <style:style style:name="P22" style:family="paragraph" style:parent-style-name="Standard">
      <style:paragraph-properties fo:text-align="start" style:justify-single-word="false" fo:break-before="page"/>
      <style:text-properties style:text-position="0% 100%" officeooo:rsid="002210ba" officeooo:paragraph-rsid="0022d704"/>
    </style:style>
    <style:style style:name="P23" style:family="paragraph" style:parent-style-name="Standard">
      <style:paragraph-properties fo:text-align="start" style:justify-single-word="false" fo:break-before="page"/>
      <style:text-properties style:text-position="0% 100%" officeooo:rsid="0022d704" officeooo:paragraph-rsid="0022d704"/>
    </style:style>
    <style:style style:name="P24" style:family="paragraph" style:parent-style-name="Standard">
      <style:paragraph-properties fo:text-align="end" style:justify-single-word="false" fo:break-before="page"/>
      <style:text-properties style:text-position="0% 100%" officeooo:rsid="0022d704" officeooo:paragraph-rsid="0022d704"/>
    </style:style>
    <style:style style:name="P25" style:family="paragraph" style:parent-style-name="Standard">
      <style:paragraph-properties fo:text-align="start" style:justify-single-word="false" fo:break-before="page"/>
      <style:text-properties style:text-position="0% 100%" officeooo:rsid="002469a6" officeooo:paragraph-rsid="002469a6"/>
    </style:style>
    <style:style style:name="T1" style:family="text">
      <style:text-properties fo:text-transform="lowercase"/>
    </style:style>
    <style:style style:name="T2" style:family="text">
      <style:text-properties fo:text-transform="lowercase" officeooo:rsid="001c3060"/>
    </style:style>
    <style:style style:name="T3" style:family="text">
      <style:text-properties fo:text-transform="lowercase" officeooo:rsid="001eb063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f22d1"/>
    </style:style>
    <style:style style:name="T6" style:family="text">
      <style:text-properties style:text-position="super 58%" officeooo:rsid="00204669"/>
    </style:style>
    <style:style style:name="T7" style:family="text">
      <style:text-properties style:text-position="super 58%" officeooo:rsid="0022d704"/>
    </style:style>
    <style:style style:name="T8" style:family="text">
      <style:text-properties style:text-position="super 58%" officeooo:rsid="002469a6"/>
    </style:style>
    <style:style style:name="T9" style:family="text">
      <style:text-properties style:text-position="super 58%" officeooo:rsid="0033f455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1f22d1"/>
    </style:style>
    <style:style style:name="T12" style:family="text">
      <style:text-properties style:text-position="0% 100%" style:text-underline-style="solid" style:text-underline-width="auto" style:text-underline-color="font-color" officeooo:rsid="001f22d1"/>
    </style:style>
    <style:style style:name="T13" style:family="text">
      <style:text-properties style:text-position="0% 100%" officeooo:rsid="002b9743"/>
    </style:style>
    <style:style style:name="T14" style:family="text">
      <style:text-properties style:text-position="0% 100%" officeooo:rsid="002d22c8"/>
    </style:style>
    <style:style style:name="T15" style:family="text">
      <style:text-properties style:text-position="0% 100%" officeooo:rsid="002e91d5"/>
    </style:style>
    <style:style style:name="T16" style:family="text">
      <style:text-properties style:text-position="0% 100%" officeooo:rsid="002ead7c"/>
    </style:style>
    <style:style style:name="T17" style:family="text">
      <style:text-properties style:text-position="0% 100%" officeooo:rsid="0033f455"/>
    </style:style>
    <style:style style:name="T18" style:family="text">
      <style:text-properties style:text-position="0% 100%" officeooo:rsid="00351928"/>
    </style:style>
    <style:style style:name="T19" style:family="text">
      <style:text-properties style:text-position="0% 100%" officeooo:rsid="00391b5f"/>
    </style:style>
    <style:style style:name="T20" style:family="text">
      <style:text-properties style:text-position="sub 58%"/>
    </style:style>
    <style:style style:name="T21" style:family="text">
      <style:text-properties officeooo:rsid="00204669"/>
    </style:style>
    <style:style style:name="T22" style:family="text">
      <style:text-properties officeooo:rsid="0022d704"/>
    </style:style>
    <style:style style:name="T23" style:family="text">
      <style:text-properties officeooo:rsid="002469a6"/>
    </style:style>
    <style:style style:name="T24" style:family="text">
      <style:text-properties officeooo:rsid="00285033"/>
    </style:style>
    <style:style style:name="T25" style:family="text">
      <style:text-properties fo:color="#9933ff"/>
    </style:style>
    <style:style style:name="T26" style:family="text">
      <style:text-properties fo:color="#9933ff" officeooo:rsid="00285033"/>
    </style:style>
    <style:style style:name="T27" style:family="text">
      <style:text-properties fo:color="#9933ff" officeooo:rsid="002ead7c"/>
    </style:style>
    <style:style style:name="T28" style:family="text">
      <style:text-properties fo:color="#9933ff" style:text-position="0% 100%"/>
    </style:style>
    <style:style style:name="T29" style:family="text">
      <style:text-properties fo:color="#9933ff" style:text-position="0% 100%" officeooo:rsid="00351928"/>
    </style:style>
    <style:style style:name="T30" style:family="text">
      <style:text-properties fo:color="#9933ff" officeooo:rsid="003aa4a0"/>
    </style:style>
    <style:style style:name="T31" style:family="text">
      <style:text-properties fo:color="#9933ff" officeooo:rsid="00450d80"/>
    </style:style>
    <style:style style:name="T32" style:family="text">
      <style:text-properties fo:color="#9933ff" officeooo:rsid="00466c6c"/>
    </style:style>
    <style:style style:name="T33" style:family="text">
      <style:text-properties officeooo:rsid="002a2047"/>
    </style:style>
    <style:style style:name="T34" style:family="text">
      <style:text-properties officeooo:rsid="002b9743"/>
    </style:style>
    <style:style style:name="T35" style:family="text">
      <style:text-properties officeooo:rsid="002d22c8"/>
    </style:style>
    <style:style style:name="T36" style:family="text">
      <style:text-properties officeooo:rsid="002ead7c"/>
    </style:style>
    <style:style style:name="T37" style:family="text">
      <style:text-properties officeooo:rsid="002ef323"/>
    </style:style>
    <style:style style:name="T38" style:family="text">
      <style:text-properties officeooo:rsid="002fb993"/>
    </style:style>
    <style:style style:name="T39" style:family="text">
      <style:text-properties officeooo:rsid="0030721c"/>
    </style:style>
    <style:style style:name="T40" style:family="text">
      <style:text-properties officeooo:rsid="0031881e"/>
    </style:style>
    <style:style style:name="T41" style:family="text">
      <style:text-properties officeooo:rsid="0033628d"/>
    </style:style>
    <style:style style:name="T42" style:family="text">
      <style:text-properties officeooo:rsid="0035718b"/>
    </style:style>
    <style:style style:name="T43" style:family="text">
      <style:text-properties officeooo:rsid="00375731"/>
    </style:style>
    <style:style style:name="T44" style:family="text">
      <style:text-properties officeooo:rsid="00391b5f"/>
    </style:style>
    <style:style style:name="T45" style:family="text">
      <style:text-properties officeooo:rsid="00398b79"/>
    </style:style>
    <style:style style:name="T46" style:family="text">
      <style:text-properties officeooo:rsid="003a6fb3"/>
    </style:style>
    <style:style style:name="T47" style:family="text">
      <style:text-properties officeooo:rsid="003aa4a0"/>
    </style:style>
    <style:style style:name="T48" style:family="text">
      <style:text-properties officeooo:rsid="003c33b9"/>
    </style:style>
    <style:style style:name="T49" style:family="text">
      <style:text-properties officeooo:rsid="003d703e"/>
    </style:style>
    <style:style style:name="T50" style:family="text">
      <style:text-properties officeooo:rsid="003ee3e5"/>
    </style:style>
    <style:style style:name="T51" style:family="text">
      <style:text-properties officeooo:rsid="003fc028"/>
    </style:style>
    <style:style style:name="T52" style:family="text">
      <style:text-properties officeooo:rsid="00413d84"/>
    </style:style>
    <style:style style:name="T53" style:family="text">
      <style:text-properties officeooo:rsid="00417775"/>
    </style:style>
    <style:style style:name="T54" style:family="text">
      <style:text-properties officeooo:rsid="004218e5"/>
    </style:style>
    <style:style style:name="T55" style:family="text">
      <style:text-properties officeooo:rsid="00442588"/>
    </style:style>
    <style:style style:name="T56" style:family="text">
      <style:text-properties officeooo:rsid="00450d80"/>
    </style:style>
    <style:style style:name="T57" style:family="text">
      <style:text-properties officeooo:rsid="00466c6c"/>
    </style:style>
    <style:style style:name="T58" style:family="text">
      <style:text-properties officeooo:rsid="0047ccbb"/>
    </style:style>
    <style:style style:name="T59" style:family="text">
      <style:text-properties fo:color="#ff66ff"/>
    </style:style>
    <style:style style:name="T60" style:family="text">
      <style:text-properties fo:color="#ff66ff"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04</text:p>
      <text:p text:style-name="P3"><text:span text:style-name="T59">2</text:span><text:line-break/><text:line-break/>Service pour l'<text:span text:style-name="T24">e</text:span>mpereur aux Penitens blancs<text:line-break/>de la miséricorde de N. D. de consolation de Rome, <text:line-break/><text:span text:style-name="T25">en </text:span><text:span text:style-name="T26">l</text:span><text:span text:style-name="T25">eur église ville vielle</text:span>.</text:p>
      <text:p text:style-name="P3"/>
      <text:p text:style-name="P3"><text:span text:style-name="T59">4</text:span><text:line-break/><text:line-break/><text:span text:style-name="T24">A</text:span>utres services à la <text:span text:style-name="T24">p</text:span>aroisse N. D. de la part<text:line-break/>des <text:span text:style-name="T24">p</text:span>rêtres de l'oratoire.</text:p>
      <text:p text:style-name="P3">Le S. <text:span text:style-name="T24">A</text:span>ufresne jouë dans <text:span text:style-name="T24">l</text:span>e <text:span text:style-name="T33">D</text:span>uc de <text:span text:style-name="T24">F</text:span>oix</text:p>
      <text:p text:style-name="P3"/>
      <text:p text:style-name="P3"><text:span text:style-name="T59">5</text:span><text:line-break/><text:line-break/><text:span text:style-name="T33">A</text:span>ujourdhui il a joué le Misantrope. Son<text:line-break/>jeu est nature. 3 d <text:span text:style-name="T4">1</text:span><text:span text:style-name="T10">/</text:span><text:span text:style-name="T20">2</text:span><text:span text:style-name="T10"> de froid le matin.</text:span></text:p>
      <text:p text:style-name="P5"/>
      <text:p text:style-name="P3"><text:span text:style-name="T60">6</text:span><text:span text:style-name="T10"><text:line-break/><text:line-break/></text:span><text:span text:style-name="T13">A</text:span><text:span text:style-name="T10">ssemblée au </text:span><text:span text:style-name="T13">b</text:span><text:span text:style-name="T10">ureau de l'aumône, où<text:line-break/>etoient M</text:span><text:span text:style-name="T4">rs</text:span><text:span text:style-name="T10">. </text:span><text:span text:style-name="T13">d</text:span><text:span text:style-name="T10">u Rouvrois, de Riocourt, de<text:line-break/>Dombâle, </text:span><text:span text:style-name="T13">F</text:span><text:span text:style-name="T10">rançois, de Moret, de Bre</text:span><text:span text:style-name="T13">ss</text:span><text:span text:style-name="T10">ey,<text:line-break/>de </text:span><text:span text:style-name="T13">M</text:span><text:span text:style-name="T10">aisonneuve, Durival.</text:span></text:p>
      <text:p text:style-name="P5"/>
      <text:p text:style-name="P5"><text:span text:style-name="T59">7</text:span><text:line-break/><text:line-break/>Je reçois le <text:span text:style-name="T34">s</text:span>erment d'une maitresse d'école<text:line-break/>pour les filles de la paroisse S. <text:span text:style-name="T34">F</text:span>iacre.</text:p>
      <text:p text:style-name="P5">M. le Chancelier a écrit au <text:span text:style-name="T34">c</text:span>ollége de medecine<text:line-break/>que l'<text:span text:style-name="T34">i</text:span>ntention du <text:span text:style-name="T34">r</text:span>oy etoit que le S. Platel<text:line-break/>en fut <text:span text:style-name="T34">s</text:span>ecretaire.</text:p>
      <text:p text:style-name="P5"/>
      <text:p text:style-name="P3"><text:span text:style-name="T60">11</text:span><text:span text:style-name="T10"><text:line-break/><text:line-break/>L'hotel de ville à la recommandation de M. de<text:line-break/>Millet reçoit M</text:span><text:span text:style-name="T4">lle</text:span><text:span text:style-name="T10">. Georgin </text:span><text:span text:style-name="T14">s</text:span><text:span text:style-name="T10">uisse de la paroisse<text:line-break/>de S. Epvre </text:span><text:span text:style-name="T14">d</text:span><text:span text:style-name="T10">élibére de céder à l'ordre des<text:line-break/>avocats </text:span><text:span text:style-name="T14">l</text:span><text:span text:style-name="T10">e grenier </text:span><text:span text:style-name="T14">s</text:span><text:span text:style-name="T10">ur la voute qui sert de<text:line-break/>passage de la carriere au </text:span><text:span text:style-name="T14">r</text:span><text:span text:style-name="T10">empart, pour<text:line-break/>y tenir des conférences et placer </text:span><text:span text:style-name="T14">s</text:span><text:span text:style-name="T10">es livres.<text:line-break/>M. l'Intendant aprouve la déliberation.</text:span></text:p>
      <text:p text:style-name="P5">Assemblée particuliere de l'<text:span text:style-name="T35">A</text:span>cademie, où</text:p>
      <text:p text:style-name="P16"><text:span text:style-name="T10">etoient M</text:span><text:span text:style-name="T4">rs</text:span><text:span text:style-name="T10">. </text:span><text:span text:style-name="T15">d</text:span><text:span text:style-name="T10">u Rouvrois, de Tervenus, de Niceville,<text:line-break/>Cupers, abbé Gautier, Coster et Durival </text:span><text:span text:style-name="T11">l'ainé.<text:line-break/>On a examiné définitivement les ouvrages<text:line-break/>qui ont concouru pour les </text:span><text:span text:style-name="T15">p</text:span><text:span text:style-name="T11">rix. </text:span><text:span text:style-name="T15">S</text:span><text:span text:style-name="T11">ur les<text:line-break/>lettres un </text:span><text:span text:style-name="T15">d</text:span><text:span text:style-name="T11">iscours </text:span><text:span text:style-name="T15">s</text:span><text:span text:style-name="T11">ur les incon</text:span><text:span text:style-name="T15">v</text:span><text:span text:style-name="T11">éniens de<text:line-break/>la litterature a été rejetté. Il etoit le s</text:span><text:span text:style-name="T15">e</text:span><text:span text:style-name="T11">ul<text:line-break/>pour cette partie. Les deux prix ont été<text:line-break/>ainsi distribué. 300</text:span><text:span text:style-name="T5">#</text:span><text:span text:style-name="T11">. a une </text:span><text:span text:style-name="T15">j</text:span><text:span text:style-name="T11">eune fille<text:line-break/>auteur d'un ouvrage </text:span><text:span text:style-name="T15">s</text:span><text:span text:style-name="T11">ur la maniere de<text:line-break/>tenir les livres de commerce. Et à titre<text:line-break/>d'encouragement 100</text:span><text:span text:style-name="T5">#</text:span><text:span text:style-name="T11">. à l'auteur d'un ouvrage<text:line-break/>de méchanique pour sonner en volée, brider<text:line-break/>et débrider les cloches </text:span><text:span text:style-name="T15">s</text:span><text:span text:style-name="T11">ans monter au clocher.<text:line-break/>100</text:span><text:span text:style-name="T5">#</text:span><text:span text:style-name="T11">. à l'auteur d'une petite voiture portée<text:line-break/>sur trois rouës dont celle de devant qui<text:line-break/>fait aller les autres, a le mouvement horisontal<text:line-break/>et le vertical, ce qui est nouveau. Et 100</text:span><text:span text:style-name="T5">#</text:span><text:span text:style-name="T11">. a<text:line-break/>celui qui a tenté de graver l'effigie du </text:span><text:span text:style-name="T16">r</text:span><text:span text:style-name="T11">oy, <text:line-break/>en medaillon, avec l'abondance au revers<text:line-break/>et cette légende. </text:span><text:span text:style-name="T12">Semper sic manera spargit</text:span><text:span text:style-name="T11">.</text:span></text:p>
      <text:p text:style-name="P6">Je reçois par M. Duplessis une lettre de<text:line-break/>M. le <text:span text:style-name="T36">c</text:span>omte de Guerchy <text:span text:style-name="T36">e</text:span>crite de <text:span text:style-name="T27">L</text:span><text:span text:style-name="T25">ondres</text:span><text:line-break/>le 3 decembre <text:span text:style-name="T36">s</text:span>ur l'affaire de M. de Fontelle<text:line-break/></text:p>
      <text:p text:style-name="P6"><text:span text:style-name="T59">12</text:span><text:line-break/><text:line-break/>Je répons à M. le <text:span text:style-name="T36">c</text:span>omte de Guerchi, et lui<text:line-break/>rends compte de ce qui <text:span text:style-name="T36">s</text:span>'est passé de ma<text:line-break/>connoissance relativement à l'affaire de M.<text:line-break/>de <text:span text:style-name="T36">F</text:span>ontelle. J'ai remis ma lettre à M. <text:span text:style-name="T37">Dup</text:span>lessis<text:line-break/>major pour l'envoyer.</text:p>
      <text:p text:style-name="P17">105</text:p>
      <text:p text:style-name="P7">Vers d'Aufresne, pere de l'acteur,<text:line-break/>à M. de Voltaire<text:line-break/>Servet eut tort et fus un sot<text:line-break/>d'oser dans un <text:span text:style-name="T38">s</text:span>iécle falot<text:line-break/><text:span text:style-name="T38">s</text:span>'avouer antitrinitaire ;</text:p>
      <text:p text:style-name="P7"><text:span text:style-name="T38">et notre illustre atrabilaire</text:span><text:line-break/><text:span text:style-name="T38">eu</text:span>t tort d'employer le fagot<text:line-break/><text:span text:style-name="T38">p</text:span>our réfuter <text:span text:style-name="T38">s</text:span>on adversaire.<text:line-break/>Et tort notre antique senat<text:line-break/><text:span text:style-name="T38">d</text:span>'avoir prété son ministére<text:line-break/>à ce dangereux coup d'eclat.<text:line-break/>Quant au <text:span text:style-name="T38">c</text:span>enseur épistolaire,<text:line-break/><text:span text:style-name="T38">q</text:span>ui dans <text:span text:style-name="T38">s</text:span>on pétulant effort<text:line-break/>vient reveiller le chat qui dort<text:line-break/><text:span text:style-name="T38">e</text:span>t dans un ample commentaire</text:p>
      <text:p text:style-name="P6"><text:span text:style-name="T38">p</text:span>rôner ce qu'il auroit dû faire,<text:line-break/><text:span text:style-name="T38">j</text:span>e laisse à juger s'il a tort.<text:line-break/>Quant à vous célébre <text:span text:style-name="T38">V</text:span>oltaire,<text:line-break/><text:span text:style-name="T38">v</text:span>ous avés tort, c'est mon avis.</text:p>
      <text:p text:style-name="P18">Vous vous plaisés en ce païs :<text:line-break/><text:span text:style-name="T40">m</text:span>essa<text:span text:style-name="T39">g</text:span>és ce qu'on y revère<text:line-break/><text:span text:style-name="T40">v</text:span>ous avés à <text:span text:style-name="T40">s</text:span>atieté<text:line-break/><text:span text:style-name="T40">l</text:span>es biens où la raison aspire,<text:line-break/><text:span text:style-name="T40">l</text:span>'opulence, la liberté<text:line-break/><text:span text:style-name="T40">l</text:span>a paix qu'en cent lieux on désire ;<text:line-break/><text:span text:style-name="T40">d</text:span>es droits à <text:span text:style-name="T40">l</text:span>'immortalité,<text:line-break/>cent fois plus qu'on ne pourroit dire<text:line-break/><text:span text:style-name="T40">l</text:span>'on a du goût, l'on nous admire<text:line-break/>Tronchin veille à votre santé.<text:line-break/>Cela vaut bien en verité<text:line-break/><text:span text:style-name="T40">q</text:span>u'on immole à <text:span text:style-name="T40">s</text:span>a Sureté<text:line-break/>Le triste plaisir de médire.</text:p>
      <text:p text:style-name="P19">106</text:p>
      <text:p text:style-name="P8"><text:span text:style-name="T59">16</text:span><text:line-break/><text:line-break/>M. Gandoger, commence <text:span text:style-name="T41">s</text:span>on cours<text:line-break/>d'anatomie, dans l'ancienne salle de<text:line-break/>l'<text:span text:style-name="T41">A</text:span>cadémie.</text:p>
      <text:p text:style-name="P8"/>
      <text:p text:style-name="P4"><text:span text:style-name="T60">18</text:span><text:span text:style-name="T10"><text:line-break/><text:line-break/>Mort de Marie-Catherine de Fumeron,<text:line-break/>douairiere de feu M. Jaques Dalmas,<text:line-break/></text:span><text:span text:style-name="T17">c</text:span><text:span text:style-name="T10">omm</text:span><text:span text:style-name="T4">re</text:span><text:span text:style-name="T10">. </text:span><text:span text:style-name="T17">o</text:span><text:span text:style-name="T10">rdonnateur des </text:span><text:span text:style-name="T17">g</text:span><text:span text:style-name="T10">uerres. Sera<text:line-break/>inhumée dans l’église de S. Epvre.</text:span></text:p>
      <text:p text:style-name="P4"><text:span text:style-name="T17">A</text:span><text:span text:style-name="T10">djud</text:span><text:span text:style-name="T4">on</text:span><text:span text:style-name="T10">. À l'hotel de ville de la ferme<text:line-break/>des bois, cercles, cuveaux &amp;</text:span><text:span text:style-name="T9">a</text:span><text:span text:style-name="T10">.</text:span></text:p>
      <text:p text:style-name="P8"/>
      <text:p text:style-name="P4"><text:span text:style-name="T60">19</text:span><text:span text:style-name="T10"><text:line-break/><text:line-break/>Le Ch</text:span><text:span text:style-name="T4">er</text:span><text:span text:style-name="T10">. </text:span><text:span text:style-name="T18">d</text:span><text:span text:style-name="T10">e Bouflers arrive de </text:span><text:span text:style-name="T29">F</text:span><text:span text:style-name="T28">ontainebleau</text:span><text:span text:style-name="T10">,<text:line-break/>et n'aporte que de mauvaises nouvelles<text:line-break/>de M. le Dauphin.</text:span></text:p>
      <text:p text:style-name="P8"/>
      <text:p text:style-name="P8"><text:span text:style-name="T59">20</text:span><text:line-break/><text:line-break/>Le <text:span text:style-name="T43">b</text:span>ullerin du 16 matin arrivé<text:line-break/>aujourd<text:span text:style-name="T42">'</text:span>hui ne laisse plus d'espérance.</text:p>
      <text:p text:style-name="P8"/>
      <text:p text:style-name="P4"><text:span text:style-name="T60">21</text:span><text:span text:style-name="T10"><text:line-break/><text:line-break/>Nous n'avons reçu aujourd</text:span><text:span text:style-name="T19">'</text:span><text:span text:style-name="T10">hui aucune nouvelle<text:line-break/></text:span><text:span text:style-name="T19">s</text:span><text:span text:style-name="T10">ur M. le Dauphin. Grande incertitude </text:span><text:span text:style-name="T19">s</text:span><text:span text:style-name="T10">i on<text:line-break/>jouëra la comédi</text:span><text:span text:style-name="T19">e</text:span><text:span text:style-name="T10">, ou </text:span><text:span text:style-name="T19">s</text:span><text:span text:style-name="T10">i on fera cesser les<text:line-break/>spectacles. M. l'Intendant me renvoie le<text:line-break/>le </text:span><text:span text:style-name="T19">d</text:span><text:span text:style-name="T10">irecteur, </text:span><text:span text:style-name="T19">j</text:span><text:span text:style-name="T10">e l'envoye à M. le Premier </text:span><text:span text:style-name="T19">p</text:span><text:span text:style-name="T10">resid</text:span><text:span text:style-name="T4">t</text:span><text:span text:style-name="T10">.<text:line-break/>Il m'ecrit, </text:span><text:span text:style-name="T19">F</text:span><text:span text:style-name="T10">leury y retourne. Va jouë.</text:span></text:p>
      <text:p text:style-name="P8">Mort de Jean-<text:span text:style-name="T44">A</text:span>dolphe-<text:span text:style-name="T44">N</text:span>icolas L<text:span text:style-name="T44">orin</text:span>, directeur<text:line-break/>des <text:span text:style-name="T45">d</text:span>omaines de Lorraine. Il Sera<text:line-break/>inhumé dans l’église de S. Roch. Il est<text:line-break/>regreté. Il ne laisse qu'une fille.</text:p>
      <text:p text:style-name="P8"/>
      <text:p text:style-name="P8"><text:span text:style-name="T59">22</text:span><text:line-break/><text:line-break/>Mort de<text:tab/><text:span text:style-name="T46">c</text:span>omte de Lupcourt.</text:p>
      <text:p text:style-name="P20"><text:span text:style-name="T59">23</text:span><text:line-break/><text:line-break/>Nous n'avons apris qu'aujourd<text:span text:style-name="T47">'</text:span>hui que M.<text:line-break/>le Dauphin etoit mort à <text:span text:style-name="T30">F</text:span><text:span text:style-name="T25">ontain</text:span><text:span text:style-name="T30">e</text:span><text:span text:style-name="T25">bleau</text:span> le<text:line-break/>20 à 8 h. du matin.</text:p>
      <text:p text:style-name="P9">Assemblée des <text:span text:style-name="T48">d</text:span>irecteur de la fondation<text:line-break/>de l'abbé de Bousey pour le refuge.</text:p>
      <text:p text:style-name="P9">Les <text:span text:style-name="T48">s</text:span>ix filles <text:span text:style-name="T48">s</text:span>ortie<text:span text:style-name="T48">s</text:span> <text:span text:style-name="T48">s</text:span>eront remplacées<text:line-break/>par les ci-après.<text:line-break/>Anne Marie Mouchot<text:line-break/><text:span text:style-name="T49">A</text:span>nne Craincourt<text:line-break/><text:span text:style-name="T49">A</text:span>nne Moitrier<text:line-break/>Catherine Pile dite la fortune<text:line-break/>Marguerite Thoilley<text:line-break/>la <text:span text:style-name="T49">D</text:span><text:span text:style-name="T4">lle</text:span>. de Potès.<text:line-break/>Convenu que les 2 premieres places<text:line-break/>qui veindroient à vaquer pendant l'année<text:line-break/>seront pour … Legros, et <text:span text:style-name="T50">A</text:span>nne Pogny.<text:line-break/>Qu'on priera M. le Ch. de faire exprimer<text:line-break/>dans les <text:span text:style-name="T50">l</text:span>ettres de cachet pour le 2<text:span text:style-name="T4">d</text:span>.<text:line-break/><text:span text:style-name="T50">quartier, qui est celui des pensions, different<text:line-break/>du 1</text:span><text:span text:style-name="T6">er</text:span><text:span text:style-name="T21">. quartier où sont les plus libertines.</text:span></text:p>
      <text:p text:style-name="P9"/>
      <text:p text:style-name="P10"><text:span text:style-name="T59">25</text:span><text:line-break/><text:line-break/>Jour de Noël, 4 dég. <text:span text:style-name="T51">d</text:span>e froid, à 8 h. du mat.<text:line-break/>Le <text:span text:style-name="T51">s</text:span>oir à zero.</text:p>
      <text:p text:style-name="P10"/>
      <text:p text:style-name="P11"><text:span text:style-name="T59">26</text:span><text:line-break/><text:line-break/>Il neige.</text:p>
      <text:p text:style-name="P21">107</text:p>
      <text:p text:style-name="P12">Ch<text:span text:style-name="T4">er</text:span>. De Bouflers</text:p>
      <text:p text:style-name="P11">X<text:span text:style-name="T4">bre</text:span>. 1765</text:p>
      <text:p text:style-name="P11"/>
      <text:p text:style-name="P11">Le <text:span text:style-name="T52">r</text:span>oy de Pologne, <text:span text:style-name="T52">d</text:span>uc de Lorraine et <text:span text:style-name="T52">d</text:span>e<text:line-break/>Bar con<text:span text:style-name="T52">v</text:span>aincu de l'incapacité du marquis<text:line-break/>de Bouffler<text:span text:style-name="T52">s</text:span>, a resolu de confier la compagnie<text:line-break/>de ses gardes à un officier digne de ce poste<text:line-break/><text:span text:style-name="T52">i</text:span>mportant ; <text:span text:style-name="T52">i</text:span>l a jetté les yeux <text:span text:style-name="T52">sur le</text:span> <text:span text:style-name="T52">c</text:span>h<text:span text:style-name="T4">er</text:span>. de<text:line-break/>Boufflers, dont l'experience, la gravité<text:line-break/>la <text:span text:style-name="T52">s</text:span>agesse et surtout l'assiduité lui sont<text:line-break/>connues, pour lui donner la survivance de<text:line-break/><text:span text:style-name="T52">s</text:span>on frere.</text:p>
      <text:p text:style-name="P11">Sa M<text:span text:style-name="T52">a</text:span>jesté prie M. <text:span text:style-name="T52">l</text:span>e <text:span text:style-name="T52">d</text:span>uc de Choiseul<text:line-break/>d'obtenir conséquence du <text:span text:style-name="T52">c</text:span>hevalier de<text:line-break/>Boufflers un brevet de <text:span text:style-name="T52">c</text:span>olonel, a fin de<text:line-break/>perpetuer l'heureux accord, qui a toujours<text:line-break/>existé entre le service de Lorraine et le<text:line-break/><text:span text:style-name="T52">s</text:span>ervice de <text:span text:style-name="T52">F</text:span>rance.</text:p>
      <text:p text:style-name="P11">On sera peut-étre étonné que le <text:span text:style-name="T52">r</text:span>oy de<text:line-break/>Pologne à son âge, nomme un <text:span text:style-name="T52">s</text:span>urvivant<text:line-break/>à un officier de vingt neuf ans. On répond<text:line-break/>que le besoin que ses gardes ont d'un<text:line-break/><text:span text:style-name="T52">chef, fait passer sur toutes les objections</text:span></text:p>
      <text:p text:style-name="P22">D'ailleurs l'embonpoint <text:s/>de sa Majesté<text:line-break/><text:span text:style-name="T53">p</text:span>olonaise et la maigreur du <text:span text:style-name="T53">m</text:span>arquis de<text:line-break/>Boufflers compensent assés la difference<text:line-break/>d'age. On pourroit trouver encore une<text:line-break/>autre co<text:span text:style-name="T53">mp</text:span>ensation dans les vœux que <text:span text:style-name="T25">la<text:line-break/>France</text:span> et <text:span text:style-name="T25">la Lorraine</text:span> font pour la vie<text:line-break/>du <text:span text:style-name="T53">r</text:span>oy de Pologne, et ceux que toutes<text:line-break/>les troupes font pour la mort du <text:span text:style-name="T53">m</text:span>arquis<text:line-break/>de Boufflers</text:p>
      <text:p text:style-name="P13"><text:span text:style-name="T22">Le chevalier de Boufflers a fait la<text:line-break/>guerre comme volontaire pendant quatre<text:line-break/>mois ; il a extrémement fatigué le<text:line-break/>prince Ferdinant, toute la derniere<text:line-break/>campagne ; c'est un sujet propre à<text:line-break/>rétablir dans les troupes, cette gayeté<text:line-break/>françoise que le m</text:span><text:span text:style-name="T7">is</text:span><text:span text:style-name="T22">. de Boufflers<text:line-break/>attriste par sa sévérité, et cet ancien<text:line-break/>esprit de la nation, auquel le marquis<text:line-break/>de Boufflers a porté tant d'atteintes.</text:span></text:p>
      <text:p text:style-name="P24">108</text:p>
      <text:p text:style-name="P14">Il aime la table, le <text:span text:style-name="T54">j</text:span>eu, les femmes et les<text:line-break/><text:span text:style-name="T54">c</text:span>hevaux ; <text:span text:style-name="T54">i</text:span>l ne cesse de boire à la santé<text:line-break/>de M. le <text:span text:style-name="T54">d</text:span>uc de Choiseul et de le bénir<text:line-break/>dans toutes ses <text:span text:style-name="T54">c</text:span>hansons./.</text:p>
      <text:p text:style-name="P23"/>
      <text:p text:style-name="P24">109</text:p>
      <text:p text:style-name="P14"><text:span text:style-name="T59">27</text:span><text:line-break/><text:line-break/>M. le Chancelier ecrivit hier au <text:span text:style-name="T55">p</text:span>rocureur general<text:line-break/>de la Cour <text:span text:style-name="T55">S</text:span>ouveraine, que l'intention du <text:span text:style-name="T55">r</text:span>oy est<text:line-break/>qu'il soit <text:span text:style-name="T55">s</text:span>ursi, à toutes marques extérieures de<text:line-break/>deuil, jusqu'à ce qu'on sache ce qui se fera en <text:span text:style-name="T31">F</text:span><text:span text:style-name="T25">rance</text:span>.<text:line-break/>Que S. M. ne veut pas qu'il soit sonné pendant<text:line-break/>40 jours, parce que cela ne se pratique pas en <text:span text:style-name="T31">F</text:span><text:span text:style-name="T25">rance</text:span>.<text:line-break/>Qu'<text:span text:style-name="T56">e</text:span>lle a donné ses ordres à M. l'Intendant pour faire<text:line-break/>cesser les <text:span text:style-name="T23">spectacles dans tous ses états ; et qu'elle<text:line-break/>fera savoir par la meme voye quand elle<text:line-break/>permettra qu'ils recommence, sur quoi elle<text:line-break/>se conformera à ce qui aura lieu dans le<text:line-break/>Royaume. Qu'elle n'a pas encore fixé le jour que<text:line-break/>sa Cour et ses sujets prendront le deuil, car<text:line-break/>pour sa personne il n'en est pas question.<text:line-break/>Que celui qui a commencé le 26 est pour<text:line-break/>le duc de Cumberland, et qu'il durera vraisemblablem</text:span><text:span text:style-name="T8">t</text:span><text:span text:style-name="T23">.<text:line-break/>jusqu'à mardi.</text:span></text:p>
      <text:p text:style-name="P15">Assemblée particuliere de l'<text:span text:style-name="T57">A</text:span>cademie, où<text:line-break/>etoient M<text:span text:style-name="T4">rs</text:span>. <text:span text:style-name="T57">d</text:span>u Rouvrois, l'Intendant, de Sivry<text:line-break/>Thibault, de Tervenus, P. Leslie, Bagard, C<text:span text:style-name="T57">u</text:span>pers,<text:line-break/><text:span text:style-name="T57">A</text:span>ndré, P. <text:span text:style-name="T57">H</text:span>usson, de Ni<text:span text:style-name="T57">c</text:span>éville, Coster, Durival l'<text:span text:style-name="T4">é</text:span>.<text:line-break/>Trois personnes avoient été proposées <text:span text:style-name="T57">s</text:span>avoir :<text:line-break/>M. <text:span text:style-name="T57">F</text:span>alois fils de l'avocat du <text:span text:style-name="T57">r</text:span>oy aux requêtes du<text:line-break/><text:span text:style-name="T57">p</text:span>alais, il va en <text:span text:style-name="T32">S</text:span><text:span text:style-name="T25">axe</text:span>, et a un ouvrage sur les<text:line-break/>fortifications aprouvé par l'<text:span text:style-name="T57">A</text:span>cad des sc.<text:line-break/>M. <text:span text:style-name="T57">L</text:span>e Bas medecin, qui a une grande dispute<text:line-break/>avec M. Louis ; sur les accouchemens prématurés.<text:line-break/>M. Mittié, fils du chirurgien, qui va etre<text:line-break/>reçu medecin à <text:span text:style-name="T25">Paris</text:span>. On a différé la reception</text:p>
      <text:p text:style-name="P25">de tous trois, sur tout parce qu'ils ne sont<text:line-break/>point connus par des ouvrage<text:span text:style-name="T57">s</text:span> imprimés,<text:line-break/>ou que par leur profession.</text:p>
      <text:p text:style-name="P15">L'<text:span text:style-name="T57">A</text:span>cademie a délibéré que M. le P. <text:span text:style-name="T57">p</text:span>resid<text:span text:style-name="T4">t</text:span>.<text:line-break/><text:span text:style-name="T57">c</text:span>omme <text:span text:style-name="T57">d</text:span>irecteur ecriroit au <text:span text:style-name="T57">r</text:span>oy pour<text:line-break/>savoir s'il agréer<text:span text:style-name="T57">o</text:span>it une députation de<text:line-break/>l'<text:span text:style-name="T57">A</text:span>cademie au nouvel an.</text:p>
      <text:p text:style-name="P15"/>
      <text:p text:style-name="P15"><text:span text:style-name="T59">30</text:span><text:line-break/><text:line-break/><text:span text:style-name="T58">O</text:span>n prend le deuil <text:span text:style-name="T25">à Lunèville</text:span>, en pleureuses<text:line-break/>pour M. le Dauphin.</text:p>
      <text:p text:style-name="P15">Le <text:span text:style-name="T58">r</text:span>oy a fait repondre qu'il ne recevoit<text:line-break/>point de complimens et de députations.</text:p>
      <text:p text:style-name="P15"/>
      <text:p text:style-name="P15"><text:span text:style-name="T59">31</text:span><text:line-break/><text:line-break/>5 dégrés de froit à 8 h. du matin.</text:p>
      <text:p text:style-name="P15">Adjudication à l'hotel de ville du droit<text:line-break/>de <text:span text:style-name="T58">j</text:span>auge, pour deux années.</text:p>
      <text:p text:style-name="P15">Mort de M. de Gignéville, officier,<text:line-break/>fils d<text:span text:style-name="T58">u</text:span> M<text:span text:style-name="T4">e</text:span>. des Comp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variant="small-caps" officeooo:rsid="000f0ce1" officeooo:paragraph-rsid="001eb063" style:font-size-asian="10.5pt"/>
    </style:style>
    <style:style style:name="MT1" style:family="text">
      <style:text-properties fo:text-transform="lowercase"/>
    </style:style>
    <style:style style:name="MT2" style:family="text">
      <style:text-properties fo:text-transform="lowercase" officeooo:rsid="001c3060"/>
    </style:style>
    <style:style style:name="MT3" style:family="text">
      <style:text-properties fo:text-transform="lowercase" officeooo:rsid="001eb06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urs<text:tab/><text:span text:style-name="MT1">mois d</text:span><text:span text:style-name="MT2">e </text:span><text:span text:style-name="MT3">decembre</text:span><text:tab/>1765</text:p>
        <text:p text:style-name="MP1">du moi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7T23:54:29.415940000</meta:creation-date>
    <dc:date>2016-01-31T23:16:13.335705000</dc:date>
    <meta:editing-duration>PT1H2M17S</meta:editing-duration>
    <meta:editing-cycles>37</meta:editing-cycles>
    <meta:generator>LibreOffice/5.0.4.2$MacOSX_X86_64 LibreOffice_project/2b9802c1994aa0b7dc6079e128979269cf95bc78</meta:generator>
    <meta:document-statistic meta:table-count="0" meta:image-count="0" meta:object-count="0" meta:page-count="12" meta:paragraph-count="54" meta:word-count="1508" meta:character-count="8469" meta:non-whitespace-character-count="6992"/>
  </office:meta>
</office:document-meta>
</file>